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098eb" officeooo:paragraph-rsid="000098e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5d626" officeooo:paragraph-rsid="000098eb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0098e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5d626" officeooo:paragraph-rsid="000098e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f4c9a" officeooo:paragraph-rsid="000098e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0098e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5d626" officeooo:paragraph-rsid="000098e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f4c9a" officeooo:paragraph-rsid="000098eb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0098e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0098eb" style:font-size-asian="14pt" style:font-weight-asian="bold" style:font-size-complex="16pt" style:font-weight-complex="bold"/>
    </style:style>
    <style:style style:name="T1" style:family="text">
      <style:text-properties fo:font-size="14pt" fo:font-weight="bold" officeooo:rsid="0001874e" style:font-size-asian="12.25pt" style:font-weight-asian="bold" style:font-size-complex="14pt" style:font-weight-complex="bold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lter Assistance</text:p>
      <text:p text:style-name="P1"/>
      <text:p text:style-name="P1"/>
      <text:p text:style-name="P7">Dirty Boy Racing Team</text:p>
      <text:p text:style-name="P4">1-520-221-1986</text:p>
      <text:p text:style-name="P4">dirtyboyracing@facebook</text:p>
      <text:p text:style-name="P4"><text:a xlink:type="simple" xlink:href="mailto:dirtyboyracing@gmail.com" text:style-name="Internet_20_link" text:visited-style-name="Visited_20_Internet_20_Link">dirtyboyracing@gmail.com</text:a></text:p>
      <text:p text:style-name="P4"/>
      <text:p text:style-name="P4"/>
      <text:p text:style-name="P7">Four Wheel Drive Club</text:p>
      <text:p text:style-name="P4">1-520-586-6432</text:p>
      <text:p text:style-name="P4">fourwheeldriveclub@facebook</text:p>
      <text:p text:style-name="P7"><text:a xlink:type="simple" xlink:href="mailto:Fourwheeldriveclub@gmail.com" text:style-name="Internet_20_link" text:visited-style-name="Visited_20_Internet_20_Link">Fourwheeldriveclub@gmail.com</text:a></text:p>
      <text:p text:style-name="P7"/>
      <text:p text:style-name="P8">Toys For Tots</text:p>
      <text:p text:style-name="P5">1-520-586-3332</text:p>
      <text:p text:style-name="P5"><text:a xlink:type="simple" xlink:href="mailto:toysfortots@gmail.com" text:style-name="Internet_20_link" text:visited-style-name="Visited_20_Internet_20_Link">toysfortots@gmail.com</text:a></text:p>
      <text:p text:style-name="P5"><text:a xlink:type="simple" xlink:href="http://www.toysfortots.org/" text:style-name="Internet_20_link" text:visited-style-name="Visited_20_Internet_20_Link">www.toysfortots.org</text:a></text:p>
      <text:p text:style-name="P2"/>
      <text:p text:style-name="P10">Department Of Economic Security</text:p>
      <text:p text:style-name="P6">1-520-586-9523</text:p>
      <text:p text:style-name="P6">657 E. Hwy 90</text:p>
      <text:p text:style-name="P6">Benson, Az 85602</text:p>
      <text:p text:style-name="P6"><text:a xlink:type="simple" xlink:href="http://www.departmentofeconomicsecurity.org/" text:style-name="Internet_20_link" text:visited-style-name="Visited_20_Internet_20_Link">www.departmentofeconomicsecurity.org</text:a></text:p>
      <text:p text:style-name="P6"/>
      <text:p text:style-name="P6"/>
      <text:p text:style-name="P10">Salvation Army</text:p>
      <text:p text:style-name="P3">1-520-586-3659</text:p>
      <text:p text:style-name="P3">678 W. Walker St</text:p>
      <text:p text:style-name="P3">Benson, Az 85602</text:p>
      <text:p text:style-name="P3"><text:a xlink:type="simple" xlink:href="http://www.salvationarmy.org/" text:style-name="Internet_20_link" text:visited-style-name="Visited_20_Internet_20_Link">www.salvationarmy.org</text:a></text:p>
      <text:p text:style-name="P3"/>
      <text:p text:style-name="P3"/>
      <text:p text:style-name="P9">St Vincent De Paul</text:p>
      <text:p text:style-name="P3">1-520-586-2513</text:p>
      <text:p text:style-name="P3">236 W. Patagonia</text:p>
      <text:p text:style-name="P3">Benson, Az 85602</text:p>
      <text:p text:style-name="P3"><text:a xlink:type="simple" xlink:href="http://www.stvincentdepaul.com/" text:style-name="Internet_20_link" text:visited-style-name="Visited_20_Internet_20_Link">www.stvincentdepaul.com</text:a></text:p>
      <text:p text:style-name="P3"/>
      <text:p text:style-name="P3"><text:soft-page-break/></text:p>
      <text:p text:style-name="P10">Lady Lordes Church</text:p>
      <text:p text:style-name="P6">1-520-586-3623</text:p>
      <text:p text:style-name="P6">675 E. 5<text:span text:style-name="T2">th</text:span> St </text:p>
      <text:p text:style-name="P6">Benson, Az 85602</text:p>
      <text:p text:style-name="P6"><text:a xlink:type="simple" xlink:href="mailto:ladylordes@gmail.com" text:style-name="Internet_20_link" text:visited-style-name="Visited_20_Internet_20_Link">ladylordes@gmail.com</text:a></text:p>
      <text:p text:style-name="P6"><text:a xlink:type="simple" xlink:href="http://www.ladylordes.com/" text:style-name="Internet_20_link" text:visited-style-name="Visited_20_Internet_20_Link">www.ladylordes.com</text:a></text:p>
      <text:p text:style-name="P6"><text:a xlink:type="simple" xlink:href="http://www.stvincentdepaul.com/" text:style-name="Internet_20_link" text:visited-style-name="Visited_20_Internet_20_Link"><text:span text:style-name="T1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2:35:44.978000000</meta:creation-date>
    <dc:date>2021-01-07T12:37:00.721000000</dc:date>
    <meta:editing-duration>PT1M15S</meta:editing-duration>
    <meta:editing-cycles>1</meta:editing-cycles>
    <meta:document-statistic meta:table-count="0" meta:image-count="0" meta:object-count="0" meta:page-count="2" meta:paragraph-count="34" meta:word-count="71" meta:character-count="635" meta:non-whitespace-character-count="597"/>
    <meta:generator>LibreOffice/6.2.8.2$Windows_X86_64 LibreOffice_project/f82ddfca21ebc1e222a662a32b25c0c9d20169ee</meta:generator>
  </office:meta>
</office:document-meta>
</file>